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3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128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29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0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1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2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3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34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57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58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59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60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61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81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4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4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4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76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7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84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86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2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7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3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3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4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/>
      <style:text-properties fo:color="#333333"/>
    </style:style>
    <style:style style:name="ce242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4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5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46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47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4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4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</style:style>
    <style:style style:name="ce25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E43"/>
    </style:style>
    <style:style style:name="ce25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E44"/>
    </style:style>
    <style:style style:name="ce25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E45"/>
    </style:style>
    <style:style style:name="ce257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E46"/>
    </style:style>
    <style:style style:name="ce258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E47"/>
    </style:style>
    <style:style style:name="ce259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E48"/>
    </style:style>
    <style:style style:name="ce260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E49"/>
    </style:style>
    <style:style style:name="ce261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E50"/>
    </style:style>
    <style:style style:name="ce228" style:family="table-cell" style:parent-style-name="Default" style:data-style-name="N0">
      <style:text-properties fo:color="#333333"/>
    </style:style>
    <style:style style:name="ce263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1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19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3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4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88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2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3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4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5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6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7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216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9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base-cell-address="Build.B38">
          <table:error-message table:message-type="stop" table:display="true"/>
        </table:content-validation>
        <table:content-validation table:name="val4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5" table:condition="of:cell-content-is-in-list(&quot;  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6" table:condition="of:cell-content-is-in-list(&quot;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office:value-type="string" calcext:value-type="string" table:number-columns-spanned="2" table:number-rows-spanned="1">
            <text:p>Garfield McGillicuddy</text:p>
          </table:table-cell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240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6" table:formula="of:=[$Build.$E$10]" office:value-type="float" office:value="1" calcext:value-type="float">
            <text:p>+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240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128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48"/>
          <table:table-cell table:style-name="ce136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129"/>
          <table:table-cell table:style-name="ce143" office:value-type="string" calcext:value-type="string">
            <text:p>Endurance (END)</text:p>
          </table:table-cell>
          <table:table-cell table:style-name="ce148" office:value-type="float" office:value="1" calcext:value-type="float">
            <text:p>1</text:p>
          </table:table-cell>
          <table:table-cell table:style-name="ce136" table:formula="of:=[.$B$7]+[.$D8]" office:value-type="float" office:value="1" calcext:value-type="float">
            <text:p>+1</text:p>
          </table:table-cell>
          <table:table-cell table:style-name="ce178" table:formula="of:=[$Build.$E$8]" office:value-type="float" office:value="1" calcext:value-type="float">
            <text:p>+1</text:p>
          </table:table-cell>
          <table:table-cell table:style-name="ce143" table:formula="of:=10+[$Build.E8]+IFERROR(1+INDEX(COM.MICROSOFT.FILTER([.H42:.H50];[.E42:.E50]=&quot;Indefatigable&quot;);1);0)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130" office:value-type="float" office:value="1" calcext:value-type="float" table:number-columns-spanned="1" table:number-rows-spanned="2">
            <text:p>1</text:p>
          </table:table-cell>
          <table:table-cell table:style-name="ce144" office:value-type="string" calcext:value-type="string">
            <text:p>Finesse (FIN)</text:p>
          </table:table-cell>
          <table:table-cell table:style-name="ce149" office:value-type="float" office:value="1" calcext:value-type="float">
            <text:p>1</text:p>
          </table:table-cell>
          <table:table-cell table:style-name="ce137" table:formula="of:=[.$B$9]+[.$D9]" office:value-type="float" office:value="2" calcext:value-type="float">
            <text:p>+2</text:p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131"/>
          <table:table-cell table:style-name="ce144" office:value-type="string" calcext:value-type="string">
            <text:p>Reflex (REF)</text:p>
          </table:table-cell>
          <table:table-cell table:style-name="ce149"/>
          <table:table-cell table:style-name="ce137" table:formula="of:=[.$B$9]+[.D10]" office:value-type="float" office:value="1" calcext:value-type="float">
            <text:p>+1</text:p>
          </table:table-cell>
          <table:table-cell table:style-name="ce181" table:formula="of:=[$Build.$E$10]" office:value-type="float" office:value="1" calcext:value-type="float">
            <text:p>+1</text:p>
          </table:table-cell>
          <table:table-cell table:style-name="ce240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132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50"/>
          <table:table-cell table:style-name="ce138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133"/>
          <table:table-cell table:style-name="ce145" office:value-type="string" calcext:value-type="string">
            <text:p>Focus (FOC)</text:p>
          </table:table-cell>
          <table:table-cell table:style-name="ce151"/>
          <table:table-cell table:style-name="ce138" table:formula="of:=[.$B$11]+[.$D12]" office:value-type="float" office:value="0" calcext:value-type="float">
            <text:p/>
          </table:table-cell>
          <table:table-cell table:style-name="ce182" table:formula="of:=[$Build.$E$12]" office:value-type="float" office:value="0" calcext:value-type="float">
            <text:p/>
          </table:table-cell>
          <table:table-cell table:style-name="ce145" table:formula="of:=10+[$Build.E12]+IFERROR(1+INDEX(COM.MICROSOFT.FILTER([.H42:.H50];[.E42:.E50]=&quot;Composed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>
            <text:p/>
          </table:table-cell>
          <table:table-cell table:style-name="ce51" table:formula="of:=FLOOR(([.$B$3]-1)/4)+1-([.$B$7]+[.$B$9]+[.$B$11])" office:value-type="float" office:value="0" calcext:value-type="float">
            <text:p>0</text:p>
          </table:table-cell>
          <table:table-cell table:style-name="ce79" table:formula="of:=IF([.D13]&gt;0;&quot;Unallocated&quot;;IF([.D13]&lt;0;&quot;Overallocated&quot;;&quot;&quot;))">
            <text:p/>
          </table:table-cell>
          <table:table-cell table:style-name="ce79" table:formula="of:=FLOOR(([.$B$3]+1)/4)+2-SUM([.D7:.D12])" office:value-type="float" office:value="0" calcext:value-type="float">
            <text:p>0</text:p>
          </table:table-cell>
          <table:table-cell table:style-name="ce139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34" office:value-type="float" office:value="1" calcext:value-type="float">
            <text:p>1</text:p>
          </table:table-cell>
          <table:table-cell table:style-name="ce81" table:formula="of:=[.$E$9]+FLOOR([.$E$8]/2)+FLOOR([.B19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82" office:value-type="float" office:value="2" calcext:value-type="float">
            <text:p>2</text:p>
          </table:table-cell>
          <table:table-cell table:style-name="ce242" table:formula="of:=[$Build.$E$9]+FLOOR([$Build.$E$8]/2)+FLOOR([.F19]/2)" office:value-type="float" office:value="3" calcext:value-type="float">
            <text:p>+3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9]+FLOOR([.$E$10]/2)+FLOOR([.B22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9]+FLOOR([$Build.$E$10]/2)+FLOOR([.F22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34" office:value-type="float" office:value="1" calcext:value-type="float">
            <text:p>1</text:p>
          </table:table-cell>
          <table:table-cell table:style-name="ce81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82" office:value-type="float" office:value="1" calcext:value-type="float">
            <text:p>1</text:p>
          </table:table-cell>
          <table:table-cell table:style-name="ce242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11]+FLOOR([.$E$8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34" office:value-type="float" office:value="1" calcext:value-type="float">
            <text:p>1</text:p>
          </table:table-cell>
          <table:table-cell table:style-name="ce81" table:formula="of:=[.$E$11]+FLOOR([.$E$10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9]+FLOOR([$Build.$E$12]/2)+FLOOR([.F25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34" office:value-type="float" office:value="0" calcext:value-type="float">
            <text:p/>
          </table:table-cell>
          <table:table-cell table:style-name="ce81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82" office:value-type="float" office:value="0" calcext:value-type="float">
            <text:p/>
          </table:table-cell>
          <table:table-cell table:style-name="ce242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>
            <text:p/>
          </table:table-cell>
          <table:table-cell table:style-name="ce17" table:formula="of:=FLOOR(([.$B$3]-1)/2)+FLOOR([.$B$3]/12)+3-SUM([.B18:.B26])" office:value-type="float" office:value="0" calcext:value-type="float">
            <text:p>0</text:p>
          </table:table-cell>
          <table:table-cell table:style-name="ce83"/>
          <table:table-cell/>
          <table:table-cell table:style-name="ce141" table:formula="of:=IF([.F27]&gt;0;&quot;Unallocated&quot;;IF([.F27]&lt;0;&quot;Overallocated&quot;;&quot;&quot;))">
            <text:p/>
          </table:table-cell>
          <table:table-cell table:style-name="ce141" table:formula="of:=FLOOR(([.$B$3]/2)+3)-SUM([.F18:.F26])" office:value-type="float" office:value="0" calcext:value-type="float">
            <text:p>0</text:p>
          </table:table-cell>
          <table:table-cell table:style-name="ce243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trategize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8])" office:value-type="string" office:string-value="Problem Solving" calcext:value-type="string">
            <text:p>Problem Solving</text:p>
          </table:table-cell>
          <table:table-cell table:style-name="ce135" table:content-validation-name="val3" table:formula="of:=IFERROR(COM.MICROSOFT.FILTER(['Utility Abilities By Art'.$C$2:.$C$70]; ['Utility Abilities By Art'.$B$2:.$B$70]=[.A38]);&quot;&quot;)" office:value-type="string" office:string-value="Downtime" calcext:value-type="string">
            <text:p>Downtime</text:p>
          </table:table-cell>
          <table:table-cell table:style-name="ce55" table:formula="of:=IFERROR(IF(IFNA(INDEX(COM.MICROSOFT.FILTER([.$B$18:.$B$26]; [.$A$18:.$A$26]=[.B38]);1);0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hrewd Negotiation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9]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39]);&quot;&quot;)" office:value-type="string" office:string-value="Proactive" calcext:value-type="string">
            <text:p>Proactive</text:p>
          </table:table-cell>
          <table:table-cell table:style-name="ce55" table:formula="of:=IFERROR(IF(IFNA(INDEX(COM.MICROSOFT.FILTER([.$B$18:.$B$26]; [.$A$18:.$A$26]=[.B39]);1);0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ilver Tongue</text:p>
          </table:table-cell>
          <table:table-cell table:style-name="ce135" table:content-validation-name="val3" table:formula="of:=IFERROR(INDEX(COM.MICROSOFT.FILTER(['Utility Abilities By Art'.$A$2:.$A$70]; ['Utility Abilities By Art'.$B$2:.$B$70]=[.A40]);1);&quot;&quot;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40]);&quot;&quot;)" office:value-type="string" office:string-value="Reactive" calcext:value-type="string">
            <text:p>Reactive</text:p>
          </table:table-cell>
          <table:table-cell table:style-name="ce55" table:formula="of:=IFERROR(IF(IFNA(INDEX(COM.MICROSOFT.FILTER([.$B$18:.$B$26]; [.$A$18:.$A$26]=[.B40]);1);0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4" table:content-validation-name="val3" table:formula="of:=IFERROR(COM.MICROSOFT.FILTER(['Utility Abilities By Art'.$A$2:.$A$70]; ['Utility Abilities By Art'.$B$2:.$B$70]=[.A41]);&quot;&quot;)">
            <text:p/>
          </table:table-cell>
          <table:table-cell table:style-name="ce54" table:content-validation-name="val3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FNA(INDEX(COM.MICROSOFT.FILTER([.$B$18:.$B$26]; [.$A$18:.$A$26]=[.B41]);1);0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7" table:content-validation-name="val3" table:formula="of:=IFERROR(COM.MICROSOFT.FILTER(['Utility Abilities By Art'.$A$2:.$A$70]; ['Utility Abilities By Art'.$B$2:.$B$70]=[.A42]);&quot;&quot;)">
            <text:p/>
          </table:table-cell>
          <table:table-cell table:style-name="ce57" table:content-validation-name="val3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FNA(INDEX(COM.MICROSOFT.FILTER([.$B$18:.$B$26]; [.$A$18:.$A$26]=[.B42]);1);0)&lt;1;&quot;Illegal!*&quot;;&quot;&quot;);&quot;&quot;)">
            <text:p/>
          </table:table-cell>
          <table:table-cell table:style-name="ce67" table:content-validation-name="val4" office:value-type="string" calcext:value-type="string">
            <text:p>Precision Slash</text:p>
          </table:table-cell>
          <table:table-cell table:style-name="ce184" table:content-validation-name="val3" table:formula="of:=IFERROR(IFNA(INDEX(COM.MICROSOFT.FILTER(['Combat Abilities By Art'.$A$2:.$A$82]; ['Combat Abilities By Art'.$B$2:.$B$82]=[.E42]);1);&quot;&quot;);&quot;&quot;)" office:value-type="string" office:string-value="Dueling" calcext:value-type="string">
            <text:p>Dueling</text:p>
          </table:table-cell>
          <table:table-cell table:style-name="ce184" table:formula="of:=IFERROR(IFNA(INDEX(COM.MICROSOFT.FILTER(['Combat Abilities By Art'.$C$2:.$C$82]; ['Combat Abilities By Art'.$B$2:.$B$82]=[.E42]);1);&quot;&quot;);&quot;&quot;)" office:value-type="string" office:string-value="Action" calcext:value-type="string">
            <text:p>Action</text:p>
          </table:table-cell>
          <table:table-cell table:style-name="ce105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2]);1);0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8" table:content-validation-name="val3" table:formula="of:=IFERROR(COM.MICROSOFT.FILTER(['Utility Abilities By Art'.$A$2:.$A$70]; ['Utility Abilities By Art'.$B$2:.$B$70]=[.A43]);&quot;&quot;)">
            <text:p/>
          </table:table-cell>
          <table:table-cell table:style-name="ce58" table:content-validation-name="val3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FNA(INDEX(COM.MICROSOFT.FILTER([.$B$18:.$B$26]; [.$A$18:.$A$26]=[.B43]);1);0)&lt;1;&quot;Illegal!*&quot;;&quot;&quot;);&quot;&quot;)">
            <text:p/>
          </table:table-cell>
          <table:table-cell table:style-name="ce163" table:content-validation-name="val4" office:value-type="string" calcext:value-type="string">
            <text:p>Parry and Riposte</text:p>
          </table:table-cell>
          <table:table-cell table:style-name="ce185" table:content-validation-name="val3" table:formula="of:=IFERROR(IFNA(INDEX(COM.MICROSOFT.FILTER(['Combat Abilities By Art'.$A$2:.$A$82]; ['Combat Abilities By Art'.$B$2:.$B$82]=[.E43]);1);&quot;&quot;);&quot;&quot;)" office:value-type="string" office:string-value="Dueling" calcext:value-type="string">
            <text:p>Dueling</text:p>
          </table:table-cell>
          <table:table-cell table:style-name="ce244" table:formula="of:=IFERROR(IFNA(INDEX(COM.MICROSOFT.FILTER(['Combat Abilities By Art'.$C$2:.$C$82]; ['Combat Abilities By Art'.$B$2:.$B$82]=[.E43]);1);&quot;&quot;);&quot;&quot;)" office:value-type="string" office:string-value="Stance" calcext:value-type="string">
            <text:p>Stance</text:p>
          </table:table-cell>
          <table:table-cell table:style-name="ce254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3]);1);0)&lt;[.H43];&quot;Illegal!*&quot;;&quot;&quot;);&quot;&quot;)">
            <text:p/>
          </table:table-cell>
          <table:table-cell table:style-name="ce263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59" table:content-validation-name="val3" table:formula="of:=IFERROR(COM.MICROSOFT.FILTER(['Utility Abilities By Art'.$A$2:.$A$70]; ['Utility Abilities By Art'.$B$2:.$B$70]=[.A44]);&quot;&quot;)">
            <text:p/>
          </table:table-cell>
          <table:table-cell table:style-name="ce59" table:content-validation-name="val3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FNA(INDEX(COM.MICROSOFT.FILTER([.$B$18:.$B$26]; [.$A$18:.$A$26]=[.B44]);1);0)&lt;1;&quot;Illegal!*&quot;;&quot;&quot;);&quot;&quot;)">
            <text:p/>
          </table:table-cell>
          <table:table-cell table:style-name="ce164" table:content-validation-name="val4" office:value-type="string" calcext:value-type="string">
            <text:p>Newtonian Mechanics</text:p>
          </table:table-cell>
          <table:table-cell table:style-name="ce186" table:content-validation-name="val3" table:formula="of:=IFERROR(IFNA(INDEX(COM.MICROSOFT.FILTER(['Combat Abilities By Art'.$A$2:.$A$82]; ['Combat Abilities By Art'.$B$2:.$B$82]=[.E44]);1);&quot;&quot;);&quot;&quot;)" office:value-type="string" office:string-value="Kineticism" calcext:value-type="string">
            <text:p>Kineticism</text:p>
          </table:table-cell>
          <table:table-cell table:style-name="ce245" table:formula="of:=IFERROR(IFNA(INDEX(COM.MICROSOFT.FILTER(['Combat Abilities By Art'.$C$2:.$C$82]; ['Combat Abilities By Art'.$B$2:.$B$82]=[.E44]);1);&quot;&quot;);&quot;&quot;)" office:value-type="string" office:string-value="Passive" calcext:value-type="string">
            <text:p>Passive</text:p>
          </table:table-cell>
          <table:table-cell table:style-name="ce255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4]);1);0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0" table:content-validation-name="val3" table:formula="of:=IFERROR(COM.MICROSOFT.FILTER(['Utility Abilities By Art'.$A$2:.$A$70]; ['Utility Abilities By Art'.$B$2:.$B$70]=[.A45]);&quot;&quot;)">
            <text:p/>
          </table:table-cell>
          <table:table-cell table:style-name="ce60" table:content-validation-name="val3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FNA(INDEX(COM.MICROSOFT.FILTER([.$B$18:.$B$26]; [.$A$18:.$A$26]=[.B45]);1);0)&lt;1;&quot;Illegal!*&quot;;&quot;&quot;);&quot;&quot;)">
            <text:p/>
          </table:table-cell>
          <table:table-cell table:style-name="ce165" table:content-validation-name="val4"/>
          <table:table-cell table:style-name="ce229" table:content-validation-name="val3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46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56" table:content-validation-name="val5" office:value-type="string" calcext:value-type="string">
            <text:p><text:s text:c="2"/></text:p>
          </table:table-cell>
          <table:table-cell table:style-name="ce55" table:formula="of:=IFERROR(IF(IFNA(INDEX(COM.MICROSOFT.FILTER([.$F$18:.$F$26]; [.$E$18:.$E$26]=[.F45]);1);0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1" table:content-validation-name="val3" table:formula="of:=IFERROR(COM.MICROSOFT.FILTER(['Utility Abilities By Art'.$A$2:.$A$70]; ['Utility Abilities By Art'.$B$2:.$B$70]=[.A46]);&quot;&quot;)">
            <text:p/>
          </table:table-cell>
          <table:table-cell table:style-name="ce61" table:content-validation-name="val3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FNA(INDEX(COM.MICROSOFT.FILTER([.$B$18:.$B$26]; [.$A$18:.$A$26]=[.B46]);1);0)&lt;1;&quot;Illegal!*&quot;;&quot;&quot;);&quot;&quot;)">
            <text:p/>
          </table:table-cell>
          <table:table-cell table:style-name="ce166" table:content-validation-name="val4"/>
          <table:table-cell table:style-name="ce230" table:content-validation-name="val3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47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57" table:content-validation-name="val5" table:formula="of:=IFERROR(IF(IFNA(INDEX(COM.MICROSOFT.FILTER([.$F$18:.$F$26]; [.$E$18:.$E$26]=[.F46]);1);0)&lt;1;&quot;Illegal!&quot;;&quot;&quot;);&quot;&quot;)">
            <text:p/>
          </table:table-cell>
          <table:table-cell table:style-name="ce55" table:formula="of:=IFERROR(IF(IFNA(INDEX(COM.MICROSOFT.FILTER([.$F$18:.$F$26]; [.$E$18:.$E$26]=[.F46]);1);0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 table:content-validation-name="val1"/>
          <table:table-cell table:style-name="Default" table:content-validation-name="val3" table:number-columns-repeated="2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1" table:content-validation-name="val4"/>
          <table:table-cell table:style-name="ce232" table:content-validation-name="val3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58" table:content-validation-name="val5" table:formula="of:=IFERROR(IF(IFNA(INDEX(COM.MICROSOFT.FILTER([.$F$18:.$F$26]; [.$E$18:.$E$26]=[.F47]);1);0)&lt;1;&quot;Illegal!&quot;;&quot;&quot;);&quot;&quot;)">
            <text:p/>
          </table:table-cell>
          <table:table-cell table:style-name="ce55" table:formula="of:=IFERROR(IF(IFNA(INDEX(COM.MICROSOFT.FILTER([.$F$18:.$F$26]; [.$E$18:.$E$26]=[.F47]);1);0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3" table:number-columns-repeated="2"/>
          <table:table-cell table:style-name="Default"/>
          <table:table-cell table:style-name="ce173" table:content-validation-name="val4"/>
          <table:table-cell table:style-name="ce237" table:content-validation-name="val3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59" table:content-validation-name="val5" table:formula="of:=IFERROR(IF(IFNA(INDEX(COM.MICROSOFT.FILTER([.$F$18:.$F$26]; [.$E$18:.$E$26]=[.F48]);1);0)&lt;1;&quot;Illegal!&quot;;&quot;&quot;);&quot;&quot;)">
            <text:p/>
          </table:table-cell>
          <table:table-cell table:style-name="ce55" table:formula="of:=IFERROR(IF(IFNA(INDEX(COM.MICROSOFT.FILTER([.$F$18:.$F$26]; [.$E$18:.$E$26]=[.F48]);1);0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3" table:number-columns-repeated="2"/>
          <table:table-cell table:style-name="Default"/>
          <table:table-cell table:style-name="ce174" table:content-validation-name="val4"/>
          <table:table-cell table:style-name="ce238" table:content-validation-name="val3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0" table:content-validation-name="val5" table:formula="of:=IFERROR(IF(IFNA(INDEX(COM.MICROSOFT.FILTER([.$F$18:.$F$26]; [.$E$18:.$E$26]=[.F49]);1);0)&lt;1;&quot;Illegal!&quot;;&quot;&quot;);&quot;&quot;)">
            <text:p/>
          </table:table-cell>
          <table:table-cell table:style-name="ce55" table:formula="of:=IFERROR(IF(IFNA(INDEX(COM.MICROSOFT.FILTER([.$F$18:.$F$26]; [.$E$18:.$E$26]=[.F49]);1);0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/>
          <table:table-cell table:style-name="Default" table:content-validation-name="val3"/>
          <table:table-cell table:style-name="Default"/>
          <table:table-cell table:style-name="ce175" table:content-validation-name="val4"/>
          <table:table-cell table:style-name="ce239" table:content-validation-name="val3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1" table:content-validation-name="val6" table:formula="of:=IFERROR(IF(IFNA(INDEX(COM.MICROSOFT.FILTER([.$F$18:.$F$26]; [.$E$18:.$E$26]=[.F50]);1);0)&lt;1;&quot;Illegal!&quot;;&quot;&quot;);&quot;&quot;)">
            <text:p/>
          </table:table-cell>
          <table:table-cell table:style-name="ce55" table:formula="of:=IFERROR(IF(IFNA(INDEX(COM.MICROSOFT.FILTER([.$F$18:.$F$26]; [.$E$18:.$E$26]=[.F50]);1);0)&lt;[.H50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number-columns-repeated="4"/>
          <table:table-cell table:content-validation-name="val3" table:formula="of:=IFERROR(IFNA(INDEX(COM.MICROSOFT.FILTER(['Combat Abilities By Art'.$C$2:.$C$82]; ['Combat Abilities By Art'.$B$2:.$B$82]=[.E51]);1);&quot;&quot;);&quot;&quot;)">
            <text:p/>
          </table:table-cell>
          <table:table-cell/>
          <table:table-cell table:style-name="ce228" table:content-validation-name="val6" table:formula="of:=IFERROR(IF(IFNA(INDEX(COM.MICROSOFT.FILTER([.$F$18:.$F$26]; [.$E$18:.$E$26]=[.F51]);1);0)&lt;1;&quot;Illegal!&quot;;&quot;&quot;);&quot;&quot;)">
            <text:p/>
          </table:table-cell>
          <table:table-cell table:style-name="ce55" table:formula="of:=IFERROR(IF(IFNA(INDEX(COM.MICROSOFT.FILTER([.$F$18:.$F$26]; [.$E$18:.$E$26]=[.F51]);1);0)&lt;1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/>
          <table:table-cell table:style-name="ce63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2"/>
          <table:covered-table-cell table:number-columns-repeated="2" table:style-name="ce124"/>
          <table:covered-table-cell table:style-name="Default"/>
          <table:table-cell table:number-columns-repeated="4"/>
        </table:table-row>
        <table:table-row table:style-name="ro5">
          <table:table-cell table:style-name="ce32"/>
          <table:covered-table-cell table:number-columns-repeated="2" table:style-name="ce32"/>
          <table:covered-table-cell table:number-columns-repeated="3" table:style-name="ce124"/>
          <table:covered-table-cell/>
          <table:table-cell table:number-columns-repeated="4"/>
        </table:table-row>
        <table:table-row table:style-name="ro5">
          <table:table-cell table:style-name="ce32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H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H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H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H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H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H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H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H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1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2" table:content-validation-name="val7" office:value-type="string" calcext:value-type="string" table:number-columns-spanned="1" table:number-rows-spanned="2">
            <text:p>Meditate</text:p>
          </table:table-cell>
          <table:table-cell table:style-name="ce283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4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6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6" table:formula="of:=[$Build.E8]" office:value-type="float" office:value="1" calcext:value-type="float">
            <text:p>+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BY([$Build.$A$32:.$A$46];[$Build.$C$32:.$C$46];-1);[.E8]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7" table:formula="of:=[$Build.E9]" office:value-type="float" office:value="2" calcext:value-type="float">
            <text:p>+2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7" table:formula="of:=[$Build.E10]" office:value-type="float" office:value="1" calcext:value-type="float">
            <text:p>+1</text:p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38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38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7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BY([$Build.$A$32:.$A$46];[$Build.$C$32:.$C$46];-1);[.E13]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81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81" table:formula="of:=[$Build.C19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81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BY([$Build.$A$32:.$A$46];[$Build.$C$32:.$C$46];-1);[.E18]); &quot;&quot;)" office:value-type="string" office:string-value="Silver Tongue" calcext:value-type="string">
            <text:p>Silver Tongue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or an ally attempt any Gambit involving social interaction&#10;Uses/Cooldown: 1/Episode&#10;Effect: Add the party's current Eunoia total to the roll" calcext:value-type="string" table:number-columns-spanned="4" table:number-rows-spanned="5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81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81" table:formula="of:=[$Build.C22]" office:value-type="float" office:value="2" calcext:value-type="float">
            <text:p>+2</text:p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81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81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81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BY([$Build.$A$32:.$A$46];[$Build.$C$32:.$C$46];-1);[.E23]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81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BY([$Build.$A$32:.$A$46];[$Build.$C$32:.$C$46];-1);[.E28]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 office:value-type="string" office:string-value="Silver Tongue" calcext:value-type="string">
            <text:p>Silver Tongue</text:p>
          </table:table-cell>
          <table:table-cell table:formula="of:=IFERROR(IFNA(INDEX(COM.MICROSOFT.FILTER([Build.$B$32:.$B$46];[Build.$C$32:.$C$46]=&quot;Reactive&quot;); [.A30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BY([$Build.$A$32:.$A$46];[$Build.$C$32:.$C$46];-1);[.E33]); &quot;&quot;)" office:value-type="string" office:string-value="Shrewd Negotiation" calcext:value-type="string">
            <text:p>Shrewd Negotiation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Circumstance: You attempt a Gambit to improve the terms of a deal, such as a&#10;quest reward or a purchase price&#10;Effort Cost: 1&#10;Effect: The Gambit becomes Controlled " calcext:value-type="string" table:number-columns-spanned="4" table:number-rows-spanned="5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BY([$Build.$A$32:.$A$46];[$Build.$C$32:.$C$46];-1);[.E38]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3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1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Basic" calcext:value-type="string">
            <text:p>Basic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BY([$Build.$A$32:.$A$46];[$Build.$C$32:.$C$46];-1);[.E43]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4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 office:value-type="string" office:string-value="Shrewd Negotiation" calcext:value-type="string">
            <text:p>Shrewd Negotiation</text:p>
          </table:table-cell>
          <table:table-cell table:formula="of:=IFERROR(IFNA(INDEX(COM.MICROSOFT.FILTER([Build.$B$32:.$B$46];[Build.$C$32:.$C$46]=&quot;Proactive&quot;); [.A43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BY([$Build.$A$32:.$A$46];[$Build.$C$32:.$C$46];-1);[.E48]); &quot; &quot;)" office:value-type="string" office:string-value="Strategize" calcext:value-type="string">
            <text:p>Strategize</text:p>
          </table:table-cell>
          <table:table-cell table:style-name="ce203" table:formula="of:=IFERROR(IFNA(INDEX(COM.MICROSOFT.FILTER([$'Utility Abilities By Art'.$D$2:.$D$70];['Utility Abilities By Art'.$B$2:.$B$70]=[.F48]);1);&quot;&quot;);&quot;&quot;)" office:value-type="string" office:string-value="Success: You may present the GM with up to two sets of two alternatives involving &#10;the current or upcoming Arc objective. The GM offers any relevant pros and cons&#10;that make use of information or context the party could reasonably have had access to." calcext:value-type="string" table:number-columns-spanned="4" table:number-rows-spanned="5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 office:value-type="string" office:string-value="Problem Solving" calcext:value-type="string">
            <text:p>Problem Solving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BY([$Build.$A$32:.$A$46];[$Build.$C$32:.$C$46];-1);[.E53]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BY([$Build.$A$32:.$A$46];[$Build.$C$32:.$C$46];-1);[.E58]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BY([$Build.$A$32:.$A$46];[$Build.$C$32:.$C$46];-1);[.E63]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 office:value-type="string" office:string-value="Strategize" calcext:value-type="string">
            <text:p>Strategize</text:p>
          </table:table-cell>
          <table:table-cell table:formula="of:=IFERROR(IFNA(INDEX(COM.MICROSOFT.FILTER([Build.$B$32:.$B$46];[Build.$C$32:.$C$46]=&quot;Downtime&quot;); [.A67]);&quot;&quot;);&quot;&quot;)" office:value-type="string" office:string-value="Problem Solving" calcext:value-type="string">
            <text:p>Problem Solving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BY([$Build.$A$32:.$A$46];[$Build.$C$32:.$C$46];-1);[.E68]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BY([$Build.$A$32:.$A$46];[$Build.$C$32:.$C$46];-1);[.E73]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BY([$Build.$A$32:.$A$46];[$Build.$C$32:.$C$46];-1);[.E78]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6" table:number-rows-spanned="1">
            <text:p>Garfield McGillicuddy</text:p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09" table:content-validation-name="val8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1"/>
          <table:covered-table-cell table:style-name="ce2"/>
          <table:table-cell/>
          <table:table-cell table:style-name="ce271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1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309" table:content-validation-name="val3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88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1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1" calcext:value-type="float">
            <text:p>11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88" table:formula="of:=[$Build.E8]" office:value-type="float" office:value="1" calcext:value-type="float" table:number-columns-spanned="2" table:number-rows-spanned="1">
            <text:p>+1</text:p>
          </table:table-cell>
          <table:covered-table-cell table:style-name="ce2"/>
          <table:table-cell/>
          <table:table-cell table:style-name="ce271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11" calcext:value-type="float">
            <text:p>11</text:p>
          </table:table-cell>
          <table:table-cell table:style-name="ce145" table:formula="of:=[$Build.G12]" office:value-type="float" office:value="10" calcext:value-type="float">
            <text:p>10</text:p>
          </table:table-cell>
          <table:table-cell table:style-name="ce2"/>
          <table:table-cell table:style-name="ce309" table:content-validation-name="val3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89" table:formula="of:=[$Build.E9]" office:value-type="float" office:value="2" calcext:value-type="float" table:number-columns-spanned="2" table:number-rows-spanned="1">
            <text:p>+2</text:p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89" table:formula="of:=[$Build.E10]" office:value-type="float" office:value="1" calcext:value-type="float" table:number-columns-spanned="2" table:number-rows-spanned="1">
            <text:p>+1</text:p>
          </table:table-cell>
          <table:covered-table-cell table:style-name="ce2"/>
          <table:table-cell/>
          <table:table-cell table:style-name="ce241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0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233" table:formula="of:=IFNA(INDEX(COM.MICROSOFT.SORTBY([$Build.$E$32:.$E$50];[$Build.$G$32:.$G$50];-1);[.F11]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0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1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2" table:formula="of:=[$Build.$E$10]" office:value-type="float" office:value="1" calcext:value-type="float" table:number-columns-spanned="2" table:number-rows-spanned="1">
            <text:p>+1</text:p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233" table:formula="of:=IFNA(INDEX(COM.MICROSOFT.SORTBY([$Build.$E$32:.$E$50];[$Build.$G$32:.$G$50];-1);[.F16]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3" table:formula="of:=[$Build.$E$8]" office:value-type="float" office:value="1" calcext:value-type="float" table:number-columns-spanned="2" table:number-rows-spanned="1">
            <text:p>+1</text:p>
          </table:table-cell>
          <table:covered-table-cell table:style-name="ce297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4" table:formula="of:=[$Build.$E$10]" office:value-type="float" office:value="1" calcext:value-type="float" table:number-columns-spanned="2" table:number-rows-spanned="1">
            <text:p>+1</text:p>
          </table:table-cell>
          <table:covered-table-cell table:style-name="ce297"/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95" table:formula="of:=[$Build.$E$12]" office:value-type="float" office:value="0" calcext:value-type="float" table:number-columns-spanned="2" table:number-rows-spanned="1">
            <text:p/>
          </table:table-cell>
          <table:covered-table-cell table:style-name="ce297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233" table:formula="of:=IFNA(INDEX(COM.MICROSOFT.SORTBY([$Build.$E$32:.$E$50];[$Build.$G$32:.$G$50];-1);[.F21]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1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296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296" table:formula="of:=[$Build.G19]" office:value-type="float" office:value="3" calcext:value-type="float" table:number-columns-spanned="2" table:number-rows-spanned="1">
            <text:p>+3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296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233" table:formula="of:=IFNA(INDEX(COM.MICROSOFT.SORTBY([$Build.$E$32:.$E$50];[$Build.$G$32:.$G$50];-1);[.F26]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296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296" table:formula="of:=[$Build.G22]" office:value-type="float" office:value="2" calcext:value-type="float" table:number-columns-spanned="2" table:number-rows-spanned="1">
            <text:p>+2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296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296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296" table:formula="of:=[$Build.G25]" office:value-type="float" office:value="2" calcext:value-type="float" table:number-columns-spanned="2" table:number-rows-spanned="1">
            <text:p>+2</text:p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233" table:formula="of:=IFNA(INDEX(COM.MICROSOFT.SORTBY([$Build.$E$32:.$E$50];[$Build.$G$32:.$G$50];-1);[.F31]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296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BY([$Build.$E$32:.$E$50];[$Build.$G$32:.$G$50];-1);[.F36]); &quot;&quot;)" office:value-type="string" office:string-value="Parry and Riposte" calcext:value-type="string">
            <text:p>Parry and Riposte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1&#10;Trigger: An enemy in range targets you with an attack.&#10;Effect: You may contest using Dueling, resolving as with Resilience. If your&#10;contesting roll is a Critical, make a Physical Attack against the triggering enemy,&#10;dealing Fatigue on a success." calcext:value-type="string" table:number-columns-spanned="4" table:number-rows-spanned="5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 office:value-type="string" office:string-value="Precision Slash" calcext:value-type="string">
            <text:p>Precision Slash</text:p>
          </table:table-cell>
          <table:table-cell table:formula="of:=IFERROR(IFNA(INDEX(COM.MICROSOFT.FILTER([Build.$F$32:.$F$50];[Build.$G$32:.$G$50]=&quot;Action&quot;); [.A40]);&quot;&quot;);&quot;&quot;)" office:value-type="string" office:string-value="Dueling" calcext:value-type="string">
            <text:p>Dueling</text:p>
          </table:table-cell>
          <table:table-cell table:formula="of:=IFERROR(IFNA(INDEX(COM.MICROSOFT.FILTER([Build.$H$32:.$H$50];[Build.$G$32:.$G$50]=&quot;Action&quot;); [.A40]);&quot;&quot;);&quot;&quot;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BY([$Build.$E$32:.$E$50];[$Build.$G$32:.$G$50];-1);[.F41]); &quot;&quot;)" office:value-type="string" office:string-value="Newtonian Mechanics" calcext:value-type="string">
            <text:p>Newtonian Mechanics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Whenever you target a creature or area with an ability using an action,&#10;you may move yourself [Tier] spaces further away from that creature (or from&#10;the closest space in the area)." calcext:value-type="string" table:number-columns-spanned="4" table:number-rows-spanned="5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Passive" calcext:value-type="string">
            <text:p>Passiv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Kineticism" calcext:value-type="string">
            <text:p>Kineticism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BY([$Build.$E$32:.$E$50];[$Build.$G$32:.$G$50];-1);[.F46]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1" office:value-type="string" calcext:value-type="string">
            <text:p>Art</text:p>
          </table:table-cell>
          <table:table-cell table:style-name="ce271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BY([$Build.$E$32:.$E$50];[$Build.$G$32:.$G$50];-1);[.F51]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Basic" calcext:value-type="string">
            <text:p>Basic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BY([$Build.$E$32:.$E$50];[$Build.$G$32:.$G$50];-1);[.F56]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 office:value-type="string" office:string-value="Parry and Riposte" calcext:value-type="string">
            <text:p>Parry and Riposte</text:p>
          </table:table-cell>
          <table:table-cell table:formula="of:=IFERROR(IFNA(INDEX(COM.MICROSOFT.FILTER([Build.$F$32:.$F$50];[Build.$G$32:.$G$50]=&quot;Stance&quot;); [.A56]);&quot;&quot;);&quot;&quot;)" office:value-type="string" office:string-value="Dueling" calcext:value-type="string">
            <text:p>Dueling</text:p>
          </table:table-cell>
          <table:table-cell table:formula="of:=IFERROR(IFNA(INDEX(COM.MICROSOFT.FILTER([Build.$H$32:.$H$50];[Build.$G$32:.$G$50]=&quot;Stance&quot;); [.A56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BY([$Build.$E$32:.$E$50];[$Build.$G$32:.$G$50];-1);[.F61]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6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BY([$Build.$E$32:.$E$50];[$Build.$G$32:.$G$50];-1);[.F66]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6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1" office:value-type="string" calcext:value-type="string">
            <text:p>Tier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 office:value-type="string" office:string-value="Newtonian Mechanics" calcext:value-type="string">
            <text:p>Newtonian Mechanics</text:p>
          </table:table-cell>
          <table:table-cell table:formula="of:=IFERROR(IFNA(INDEX(COM.MICROSOFT.FILTER([Build.$F$32:.$F$50];[Build.$G$32:.$G$50]=&quot;Passive&quot;); [.A67]);&quot;&quot;);&quot;&quot;)" office:value-type="string" office:string-value="Kineticism" calcext:value-type="string">
            <text:p>Kineticism</text:p>
          </table:table-cell>
          <table:table-cell table:formula="of:=IFERROR(IFNA(INDEX(COM.MICROSOFT.FILTER([Build.$H$32:.$H$50];[Build.$G$32:.$G$50]=&quot;Passive&quot;); [.A67]);&quot;&quot;);&quot;&quot;)" office:value-type="float" office:value="1" calcext:value-type="float">
            <text:p>1</text:p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BY([$Build.$E$32:.$E$50];[$Build.$G$32:.$G$50];-1);[.F71]); &quot;&quot;)" office:value-type="string" office:string-value="Precision Slash" calcext:value-type="string">
            <text:p>Precision Slash</text:p>
          </table:table-cell>
          <table:table-cell table:style-name="ce203" table:formula="of:=IFERROR(IFNA(INDEX(COM.MICROSOFT.FILTER([$'Combat Abilities By Art'.$D$2:.$D$68];['Combat Abilities By Art'.$B$2:.$B$68]=[.G71]);1);&quot;&quot;);&quot;&quot;)" office:value-type="string" office:string-value="Range: 1&#10;Target: One enemy&#10;Succeed: Deal Fatigue. The target gains +[Tier] Bleed.&#10;Critical: The target gains +2[Tier] Bleed instead" calcext:value-type="string" table:number-columns-spanned="4" table:number-rows-spanned="5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BY([$Build.$E$32:.$E$50];[$Build.$G$32:.$G$50];-1);[.F76]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233" table:formula="of:=IFNA(INDEX(COM.MICROSOFT.SORTBY([$Build.$E$32:.$E$50];[$Build.$G$32:.$G$50];-1);[.F81]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233" table:formula="of:=IFNA(INDEX(COM.MICROSOFT.SORTBY([$Build.$E$32:.$E$50];[$Build.$G$32:.$G$50];-1);[.F86]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233" table:formula="of:=IFNA(INDEX(COM.MICROSOFT.SORTBY([$Build.$E$32:.$E$50];[$Build.$G$32:.$G$50];-1);[.F91]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233" table:formula="of:=IFNA(INDEX(COM.MICROSOFT.SORTBY([$Build.$E$32:.$E$50];[$Build.$G$32:.$G$50];-1);[.F96]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233" table:formula="of:=IFNA(INDEX(COM.MICROSOFT.SORTBY([$Build.$E$32:.$E$50];[$Build.$G$32:.$G$50];-1);[.F101]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8:58:49.670800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28T21:10:28.620096757</dc:date>
    <meta:editing-duration>PT4H6M1S</meta:editing-duration>
    <meta:editing-cycles>52</meta:editing-cycles>
    <meta:generator>LibreOffice/25.2.3.2$Linux_X86_64 LibreOffice_project/520$Build-2</meta:generator>
    <meta:document-statistic meta:table-count="5" meta:cell-count="1402" meta:object-count="0"/>
  </office:meta>
</office:document-meta>
</file>